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Отчет по лабораторной работе №2 "Основы обработки цифровых изображений/сжатие изображений"</text:h>
      <text:h text:style-name="Heading_20_2" text:outline-level="2">Дата выполнения: 1 ноября - 3 ноября</text:h>
      <text:h text:style-name="Heading_20_3" text:outline-level="3">Введение</text:h>
      <text:p text:style-name="Text_20_body">Цель лабораторной работы заключалась в реализации алгоритмов и методов обработки/сжатия изображений. В данной работе были выбраны методы увеличения резкости с использованием высокочастотных фильтров и локальной пороговой обработки сравнением двух методов – niblack_thresholding и bernsen_thresholding.</text:p>
      <text:h text:style-name="Heading_20_3" text:outline-level="3">Реализация приложения</text:h>
      <text:p text:style-name="Text_20_body">Было разработано приложение с графическим интерфейсом, предоставляющее возможность провести увеличение резкости изображения с применением методов laplacian_sharpen и log_sharpen. Также были реализованы два метода локальной пороговой обработки – niblack_thresholding и bernsen_thresholding.</text:p>
      <text:h text:style-name="Heading_20_3" text:outline-level="3">Основные функциональности</text:h>
      <text:list xml:id="list1520212024" text:style-name="L1">
        <text:list-item>
          <text:p text:style-name="P2"><text:span text:style-name="Strong_20_Emphasis">Увеличение резкости:</text:span></text:p>
          <text:list>
            <text:list-item>
              <text:p text:style-name="P2">Применены методы laplacian_sharpen и log_sharpen.</text:p>
            </text:list-item>
          </text:list>
        </text:list-item>
        <text:list-item>
          <text:p text:style-name="P2"><text:span text:style-name="Strong_20_Emphasis">Локальная пороговая обработка:</text:span></text:p>
          <text:list>
            <text:list-item>
              <text:p text:style-name="P2">Использованы методы niblack_thresholding и bernsen_thresholding.</text:p>
            </text:list-item>
          </text:list>
        </text:list-item>
        <text:list-item>
          <text:p text:style-name="P2"><text:span text:style-name="Strong_20_Emphasis">Графический интерфейс:</text:span></text:p>
          <text:list>
            <text:list-item>
              <text:p text:style-name="P1">Разработан удобный графический интерфейс для удобного взаимодействия с методами обработки.</text:p>
            </text:list-item>
          </text:list>
        </text:list-item>
      </text:list>
      <text:h text:style-name="Heading_20_3" text:outline-level="3">Требования и критерии оценки</text:h>
      <text:list xml:id="list419531403" text:style-name="L2">
        <text:list-item>
          <text:p text:style-name="P4"><text:span text:style-name="Strong_20_Emphasis">Корректность работы методов:</text:span></text:p>
          <text:list>
            <text:list-item>
              <text:p text:style-name="P4">Реализованы методы увеличения резкости и локальной пороговой обработки.</text:p>
            </text:list-item>
          </text:list>
        </text:list-item>
        <text:list-item>
          <text:p text:style-name="P4"><text:span text:style-name="Strong_20_Emphasis">Подборка подходящих изображений:</text:span></text:p>
          <text:list>
            <text:list-item>
              <text:p text:style-name="P4">Использованы изображения с различными характеристиками для тестирования эффективности методов.</text:p>
            </text:list-item>
          </text:list>
        </text:list-item>
        <text:list-item>
          <text:p text:style-name="P4"><text:span text:style-name="Strong_20_Emphasis">Пояснения:</text:span></text:p>
          <text:list>
            <text:list-item>
              <text:p text:style-name="P3">Предоставлены пояснения к выбору методов, используемым изображениям и результатам обработки.</text:p>
            </text:list-item>
          </text:list>
        </text:list-item>
      </text:list>
      <text:h text:style-name="Heading_20_3" text:outline-level="3">Выводы</text:h>
      <text:p text:style-name="Text_20_body">Лабораторная работа успешно реализовала методы обработки изображений. Приложение с графическим интерфейсом обеспечивает удобное взаимодействие с методами увеличения резкости и локальной пороговой обработки. Использованные изображения различных <text:soft-page-break/>характеристик позволяют провести эффективную оценку работы методов в различных условиях.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3T12:18:13.210434077</dc:date>
    <meta:editing-duration>PT6M7S</meta:editing-duration>
    <meta:editing-cycles>1</meta:editing-cycles>
    <meta:document-statistic meta:table-count="0" meta:image-count="0" meta:object-count="0" meta:page-count="2" meta:paragraph-count="22" meta:word-count="197" meta:character-count="1753" meta:non-whitespace-character-count="1588"/>
    <meta:generator>LibreOffice/7.3.7.2$Linux_X86_64 LibreOffice_project/30$Build-2</meta:generator>
  </office:meta>
</office:document-meta>
</file>